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face style:name="Nimbus Sans L1"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cm" fo:margin-bottom="0cm" loext:contextual-spacing="false"/>
      <style:text-properties fo:language="it" fo:country="IT" officeooo:rsid="000332a1" officeooo:paragraph-rsid="000725f1"/>
    </style:style>
    <style:style style:name="P2" style:family="paragraph" style:parent-style-name="Text_20_body">
      <style:paragraph-properties fo:margin-top="0cm" fo:margin-bottom="0cm" loext:contextual-spacing="false"/>
      <style:text-properties fo:language="it" fo:country="IT" officeooo:rsid="000eb0f0" officeooo:paragraph-rsid="0011a260"/>
    </style:style>
    <style:style style:name="P3" style:family="paragraph" style:parent-style-name="Text_20_body">
      <style:paragraph-properties fo:margin-top="0cm" fo:margin-bottom="0cm" loext:contextual-spacing="false"/>
      <style:text-properties fo:language="it" fo:country="IT" officeooo:rsid="000f83d8" officeooo:paragraph-rsid="000f83d8"/>
    </style:style>
    <style:style style:name="P4" style:family="paragraph" style:parent-style-name="Text_20_body">
      <style:paragraph-properties fo:margin-top="0cm" fo:margin-bottom="0cm" loext:contextual-spacing="false"/>
      <style:text-properties fo:language="it" fo:country="IT" officeooo:rsid="0010af85" officeooo:paragraph-rsid="0010af85"/>
    </style:style>
    <style:style style:name="P5" style:family="paragraph" style:parent-style-name="Heading">
      <style:paragraph-properties fo:text-align="end" style:justify-single-word="false"/>
      <style:text-properties fo:language="it" fo:country="IT" officeooo:rsid="00027f1b" officeooo:paragraph-rsid="00027f1b"/>
    </style:style>
    <style:style style:name="P6" style:family="paragraph" style:parent-style-name="Text_20_body">
      <style:paragraph-properties fo:margin-top="0cm" fo:margin-bottom="0cm" loext:contextual-spacing="false"/>
      <style:text-properties fo:language="it" fo:country="IT" officeooo:rsid="00055c70" officeooo:paragraph-rsid="000725f1"/>
    </style:style>
    <style:style style:name="P7" style:family="paragraph" style:parent-style-name="Heading_20_2">
      <style:text-properties fo:language="it" fo:country="IT" officeooo:paragraph-rsid="0011a260"/>
    </style:style>
    <style:style style:name="T1" style:family="text">
      <style:text-properties officeooo:rsid="00055c70"/>
    </style:style>
    <style:style style:name="T2" style:family="text">
      <style:text-properties officeooo:rsid="000f83d8"/>
    </style:style>
    <style:style style:name="T3" style:family="text">
      <style:text-properties officeooo:rsid="0010af85"/>
    </style:style>
    <style:style style:name="T4" style:family="text">
      <style:text-properties officeooo:rsid="0011a260"/>
    </style:style>
    <style:style style:name="T5" style:family="text">
      <style:text-properties officeooo:rsid="00152c1a"/>
    </style:style>
    <style:style style:name="T6" style:family="text">
      <style:text-properties officeooo:rsid="00156a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vide Masserut <text:s text:c="2"/><text:span text:style-name="T4">3CIA <text:s text:c="2"/>26 Gennaio 2016</text:span></text:p>
      <text:h text:style-name="P7" text:outline-level="2">RECENSIONE DEL LIBRO “I PILASTRI DELLA TERRA”</text:h>
      <text:p text:style-name="P1">In un libro, nel momento in cui il narratore ha la necessità di descrivere approfonditamente qualche cosa o qualcuno, spesso tende ad <text:span text:style-name="T4">troncare</text:span> il ritmo dell'azione, portando noia nel lettore. <text:span text:style-name="T1">Sicuramente</text:span> non è <text:span text:style-name="T1">il caso del libro da me appena letto.</text:span></text:p>
      <text:p text:style-name="P6">I Pilastri della Terra, scritto dal britannico Ken Follet e pubblicato nel 1989, pur essendo un romanzo storico da ben 1030 pagine ricco di descrizioni, è difficile che il lettore, dopo aver letto i primi capitoli, lo metta da parte a prendere polvere. L'intero percorso narrativo segue le vicende di cinque dei personaggi principali: Tom il costruttore, un esperto muratore che da anni sogna di costruire una cattedrale, Jack Jackson, cresciuto nella foresta dalla madre e dotato di grande intelligenza, Aliena, figlia del decaduto signore locale, il Priore Philip, un uomo che ha dedicato la propria vita alla fede, e William Hamleigh, l'antagonista della storia. Per la maggior parte, le vicende sono ambientate nella contea di Shiring nell'Inghilterra del dodicesimo secolo. All'interno della contea è presente una, all'inizio, una piccola comunità, sede del monastero benedettino di Kingsbridge. Nei primi capitoli la vecchia e decadente chiesa del priorato viene distrutta da un inaspettato incendio. L'esigenza e il desiderio di una nuova chiesa ha indotto il Priore Philip ad affidare a Tom il costruttore, e in futuro ai figli <text:span text:style-name="T5">di quest'ultimo</text:span>, la realizzazione della nuova cattedrale di Kingsbridge. Questa decisione, il rifiuto di matrimonio da parte Aliena verso William e la morte dell'erede al trono inglese avvenuta anni prima, sono le principali cause scatenanti degli avvenimenti descritti all'interno dell'intero libro, sia con effetti positivi sia negativi per tutti personaggi. A grandi linee la narrazione, espressa seguendo la fabula, segue la costruzione del complesso durata quaranta anni. All'interno di questo lungo periodo di tempo si sono succedute guerre civili, razzie, carestie, stragi e violenze ai danni della popolazione, ma anche periodi di grande prosperità, almeno per gli abitanti del Priorato <text:span text:style-name="T5">d</text:span>i Kingsbridge, governato dal buon Priore Philip.</text:p>
      <text:p text:style-name="P2">La storia, essenzialmente, è molto semplice (e non molto originale): un gruppo di personaggi <text:span text:style-name="T4">di animo nobile </text:span>vive in posto governato dai cattivi e, <text:span text:style-name="T4">in seguito a un</text:span> periodo di lotta, ne escono vincitori, condannando i <text:span text:style-name="T6">malvagi</text:span> alla morte o alla vergogna. In poche parole la classica vittoria del bene sul male. Con questo non <text:span text:style-name="T2">si vuole intendere che il libro sia banale e prevedibile, anzi in molte occasioni lo scrittore è riuscito a ribaltare la situazione, a vantaggio della fazione rivale, in poche righe, con colpi di scena che invogliano il lettore a proseguire velocemente la lettura per poter conoscerne lo sviluppo.</text:span></text:p>
      <text:p text:style-name="P3"><text:soft-page-break/>Per gusti personali, tendo a preferire racconti nei quali i protagonisti racchiudono caratteristiche tipiche degli antagonisti di altre <text:span text:style-name="T4">tipologie di </text:span>narrazion<text:span text:style-name="T4">e</text:span>, i cosiddetti anti-eroi, ma in questo caso i personaggi buoni principali sono stati ben caratterizzati <text:span text:style-name="T3">e resi interessanti </text:span>dall'autore. </text:p>
      <text:p text:style-name="P4">Mesi fa non avrei pensato di essere grado di riuscire a leggere un libro con un numero tale di pagine, in poco meno di tre settimane, e sicuramente il compimento di tale “impresa” non è merito mio, ma dell'autore originale Ken Follet e del traduttrice dell'edizione italiana Roberta Rambelli. <text:span text:style-name="T4">Concludendo consiglio questo libro a chiunque ami questo genere letterario e che sia in grado di leggerlo in un tempo relativamente bre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mily-generic="swiss"/>
    <style:font-face style:name="Nimbus Sans L1"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Sans L"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1"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Nimbus Sans L" fo:font-family="'Nimbus Sans L'"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Nimbus Sans L" fo:font-family="'Nimbus Sans 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font-family-generic="swis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8:26:04.578405131</meta:creation-date>
    <dc:date>2016-01-25T22:10:54.024499224</dc:date>
    <meta:editing-duration>PT51M17S</meta:editing-duration>
    <meta:editing-cycles>9</meta:editing-cycles>
    <meta:generator>LibreOffice/5.0.4.2$Linux_X86_64 LibreOffice_project/00m0$Build-2</meta:generator>
    <meta:document-statistic meta:table-count="0" meta:image-count="0" meta:object-count="0" meta:page-count="2" meta:paragraph-count="7" meta:word-count="552" meta:character-count="3560" meta:non-whitespace-character-count="3010"/>
  </office:meta>
</office:document-meta>
</file>